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serif" svg:font-family="serif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serif" fo:font-size="12pt" style:font-size-asian="12pt" style:font-name-complex="serif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name="serif" fo:font-size="12pt" style:font-size-asian="12pt" style:font-name-complex="serif"/>
    </style:style>
    <style:style style:name="T4" style:family="text">
      <style:text-properties style:font-name="serif" fo:font-size="12pt" fo:font-weight="bold" style:font-size-asian="12pt" style:font-weight-asian="bold" style:font-name-complex="serif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(CLG412) Linguistics 2 : Language and Society</text:p>
      <text:p text:style-name="P2">Assignment 2</text:p>
      <text:p text:style-name="P3">(Issue date : Jan 25, 2018. Submission deadline Feb 03, 2018)</text:p>
      <text:p text:style-name="P1"/>
      <text:p text:style-name="P1"><text:span text:style-name="T1">Q1</text:span>. Read the section on Diglossia in the 4<text:span text:style-name="T2">th</text:span> Chapter of 'An Introduction to Sociolinguistics' by R Wardaugh (5<text:span text:style-name="T2">th</text:span> ed) carefully. Comment on the following statement from the section “ <text:span text:style-name="T3">People living in a diglossic community do not usually regard diglossia as a ‘problem.’ It becomes a problem only when there is a growth of literacy, or when there is a desire to decrease regional and/or social barriers ...” Do not constraint your reading to the above book. You can also draw examples from any other languages that you know or come across.</text:span></text:p>
      <text:p text:style-name="P1"/>
      <text:p text:style-name="P1"><text:span text:style-name="T4">Q2.</text:span><text:span text:style-name="T3"> List out the number of languages/language varieties in your reportoire. <text:s/>Also map how and where you use each of them. Form a team of two members. Each member of the team has to observe the other member's language use in the following social contexts :</text:span></text:p>
      <text:p text:style-name="P1"/>
      <text:p text:style-name="P4">a) Mess (or any other eating place such as canteen etc) </text:p>
      <text:p text:style-name="P4">b) Play ground</text:p>
      <text:p text:style-name="P4">c) Class room discussions with other students</text:p>
      <text:p text:style-name="P4">d) Market place (conversing with the shop keepers)</text:p>
      <text:p text:style-name="P4">e) Telephonic conversations with their families/friends.</text:p>
      <text:p text:style-name="P1"/>
      <text:p text:style-name="P1"><text:span text:style-name="T3">Report your findings. The observations should be properly noted down. Your conclusions of their usage should be based on what you observe in the data thus gathe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serif" svg:font-family="serif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" style:font-family-asian="'Droid Sans Fallback'" style:font-pitch-asian="variable" style:font-size-asian="12pt" style:language-asian="zh" style:country-asian="CN" style:font-name-complex="Lohit Hindi1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9:41:41.465777200</meta:creation-date>
    <dc:date>2020-06-27T19:22:07.148679661</dc:date>
    <meta:editing-cycles>4</meta:editing-cycles>
    <meta:editing-duration>P11DT19H36M43S</meta:editing-duration>
    <meta:document-statistic meta:table-count="0" meta:image-count="0" meta:object-count="0" meta:page-count="1" meta:paragraph-count="11" meta:word-count="221" meta:character-count="1295" meta:non-whitespace-character-count="1083"/>
    <meta:generator>LibreOffice/5.1.6.2$Linux_X86_64 LibreOffice_project/10m0$Build-2</meta:generator>
  </office:meta>
</office:document-meta>
</file>